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7.1508in"/>
    </style:style>
    <style:style style:name="ro1" style:family="table-row">
      <style:table-row-properties style:row-height="0.3311in" fo:break-before="auto" style:use-optimal-row-height="true"/>
    </style:style>
    <style:style style:name="ro2" style:family="table-row">
      <style:table-row-properties style:row-height="3.5965in" fo:break-before="auto" style:use-optimal-row-height="true"/>
    </style:style>
    <style:style style:name="ro3" style:family="table-row">
      <style:table-row-properties style:row-height="4.5291in" fo:break-before="auto" style:use-optimal-row-height="true"/>
    </style:style>
    <style:style style:name="ro4" style:family="table-row">
      <style:table-row-properties style:row-height="6.3945in" fo:break-before="auto" style:use-optimal-row-height="true"/>
    </style:style>
    <style:style style:name="ro5" style:family="table-row">
      <style:table-row-properties style:row-height="5.1508in" fo:break-before="auto" style:use-optimal-row-height="true"/>
    </style:style>
    <style:style style:name="ro6" style:family="table-row">
      <style:table-row-properties style:row-height="4.3736in" fo:break-before="auto" style:use-optimal-row-height="true"/>
    </style:style>
    <style:style style:name="ro7" style:family="table-row">
      <style:table-row-properties style:row-height="4.2181in" fo:break-before="auto" style:use-optimal-row-height="true"/>
    </style:style>
    <style:style style:name="ro8" style:family="table-row">
      <style:table-row-properties style:row-height="5.7728in" fo:break-before="auto" style:use-optimal-row-height="true"/>
    </style:style>
    <style:style style:name="ro9" style:family="table-row">
      <style:table-row-properties style:row-height="3.2854in" fo:break-before="auto" style:use-optimal-row-height="true"/>
    </style:style>
    <style:style style:name="ro10" style:family="table-row">
      <style:table-row-properties style:row-height="4.8402in" fo:break-before="auto" style:use-optimal-row-height="true"/>
    </style:style>
    <style:style style:name="ro11" style:family="table-row">
      <style:table-row-properties style:row-height="9.5043in" fo:break-before="auto" style:use-optimal-row-height="true"/>
    </style:style>
    <style:style style:name="ro12" style:family="table-row">
      <style:table-row-properties style:row-height="4.9957in" fo:break-before="auto" style:use-optimal-row-height="true"/>
    </style:style>
    <style:style style:name="ro13" style:family="table-row">
      <style:table-row-properties style:row-height="5.6173in" fo:break-before="auto" style:use-optimal-row-height="true"/>
    </style:style>
    <style:style style:name="ro14" style:family="table-row">
      <style:table-row-properties style:row-height="7.639in" fo:break-before="auto" style:use-optimal-row-height="true"/>
    </style:style>
    <style:style style:name="ro15" style:family="table-row">
      <style:table-row-properties style:row-height="7.172in" fo:break-before="auto" style:use-optimal-row-height="true"/>
    </style:style>
    <style:style style:name="ro16" style:family="table-row">
      <style:table-row-properties style:row-height="4.0626in" fo:break-before="auto" style:use-optimal-row-height="true"/>
    </style:style>
    <style:style style:name="ro17" style:family="table-row">
      <style:table-row-properties style:row-height="6.55in" fo:break-before="auto" style:use-optimal-row-height="true"/>
    </style:style>
    <style:style style:name="ro18" style:family="table-row">
      <style:table-row-properties style:row-height="7.4835in" fo:break-before="auto" style:use-optimal-row-height="true"/>
    </style:style>
    <style:style style:name="ro19" style:family="table-row">
      <style:table-row-properties style:row-height="8.4161in" fo:break-before="auto" style:use-optimal-row-height="true"/>
    </style:style>
    <style:style style:name="ro20" style:family="table-row">
      <style:table-row-properties style:row-height="7.9492in" fo:break-before="auto" style:use-optimal-row-height="true"/>
    </style:style>
    <style:style style:name="ro21" style:family="table-row">
      <style:table-row-properties style:row-height="8.2602in" fo:break-before="auto" style:use-optimal-row-height="true"/>
    </style:style>
    <style:style style:name="ro2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ce1"/>
        <table:table-column table:style-name="co2" table:default-cell-style-name="ce1"/>
        <table:table-row table:style-name="ro1">
          <table:table-cell office:value-type="string" calcext:value-type="string">
            <text:p>Prompt Name </text:p>
          </table:table-cell>
          <table:table-cell office:value-type="string" calcext:value-type="string">
            <text:p>Prompt hyperlink</text:p>
          </table:table-cell>
          <table:table-cell office:value-type="string" calcext:value-type="string">
            <text:p>Prompt to LLMs</text:p>
          </table:table-cell>
        </table:table-row>
        <table:table-row table:style-name="ro2">
          <table:table-cell office:value-type="string" calcext:value-type="string">
            <text:p>longestSubstring1</text:p>
          </table:table-cell>
          <table:table-cell office:value-type="string" calcext:value-type="string">
            <text:p><text:a xlink:href="https://leetcode.com/problems/longest-substring-without-repeating-characters/" xlink:type="simple">https://leetcode.com/problems/longest-substring-without-repeating-characters/</text:a></text:p>
          </table:table-cell>
          <table:table-cell office:value-type="string" calcext:value-type="string">
            <text:p>"Write a java function that given a string s, find the length of the longest substring without repeating characters. Do not provide an explanation. Provide the source code beginning with the comment //CODESTART and ending with the comment //CODEEND."</text:p>
          </table:table-cell>
        </table:table-row>
        <table:table-row table:style-name="ro3">
          <table:table-cell office:value-type="string" calcext:value-type="string">
            <text:p>reverseInteger2</text:p>
          </table:table-cell>
          <table:table-cell office:value-type="string" calcext:value-type="string">
            <text:p><text:a xlink:href="https://leetcode.com/problems/reverse-integer/" xlink:type="simple">https://leetcode.com/problems/reverse-integer/</text:a></text:p>
          </table:table-cell>
          <table:table-cell office:value-type="string" calcext:value-type="string">
            <text:p>"Write a java function that given a signed 32-bit integer x, return x with its digits reversed. If reversing x causes the value to go outside the signed 32-bit integer range [-231, 231 - 1], then return 0. Do not provide an explanation. Provide the source code beginning with the comment //CODESTART and ending with the comment //CODEEND."</text:p>
          </table:table-cell>
        </table:table-row>
        <table:table-row table:style-name="ro4">
          <table:table-cell office:value-type="string" calcext:value-type="string">
            <text:p>containerWithMostWater3</text:p>
          </table:table-cell>
          <table:table-cell office:value-type="string" calcext:value-type="string">
            <text:p><text:a xlink:href="https://leetcode.com/problems/container-with-most-water/" xlink:type="simple">https://leetcode.com/problems/container-with-most-water/</text:a></text:p>
          </table:table-cell>
          <table:table-cell office:value-type="string" calcext:value-type="string">
            <text:p>"Write a java function that returns the maximum amount of water a container can store given an integer array height of length n. There are n vertical lines drawn such that the two endpoints of the ith line are (i, 0) and (i, height[i]). Find two lines that together with the x-axis form a container, such that the container contains the most water. Do not provide an explanation. Provide the source code beginning with the comment //CODESTART and ending with the comment //CODEEND."</text:p>
          </table:table-cell>
        </table:table-row>
        <table:table-row table:style-name="ro5">
          <table:table-cell office:value-type="string" calcext:value-type="string">
            <text:p>3sum4 </text:p>
          </table:table-cell>
          <table:table-cell office:value-type="string" calcext:value-type="string">
            <text:p><text:a xlink:href="https://leetcode.com/problems/3sum/" xlink:type="simple">https://leetcode.com/problems/3sum/</text:a></text:p>
          </table:table-cell>
          <table:table-cell office:value-type="string" calcext:value-type="string">
            <text:p>"Write a java function that given an integer array nums, return all the triplets [nums[i], nums[j], nums[k]] such that i != j, i != k, and j != k, and nums[i] + nums[j] + nums[k] == 0. Notice that the solution set must not contain duplicate triplets. Do not provide an explanation. Provide the source code beginning with the comment //CODESTART and ending with the comment //CODEEND."</text:p>
          </table:table-cell>
        </table:table-row>
        <table:table-row table:style-name="ro6">
          <table:table-cell office:value-type="string" calcext:value-type="string">
            <text:p>3sumClosest5</text:p>
          </table:table-cell>
          <table:table-cell office:value-type="string" calcext:value-type="string">
            <text:p><text:a xlink:href="https://leetcode.com/problems/3sum-closest/" xlink:type="simple">https://leetcode.com/problems/3sum-closest/</text:a></text:p>
          </table:table-cell>
          <table:table-cell office:value-type="string" calcext:value-type="string">
            <text:p>"Write a java function that given an integer array nums of length n and an integer target, finds three integers in nums such that the sum is closest to target. Return the sum of the three integers. Do not provide an explanation. Provide the source code beginning with the comment //CODESTART and ending with the comment //CODEEND"</text:p>
          </table:table-cell>
        </table:table-row>
        <table:table-row table:style-name="ro7">
          <table:table-cell office:value-type="string" calcext:value-type="string">
            <text:p>phonenumber6</text:p>
          </table:table-cell>
          <table:table-cell office:value-type="string" calcext:value-type="string">
            <text:p><text:a xlink:href="https://leetcode.com/problems/letter-combinations-of-a-phone-number/" xlink:type="simple">https://leetcode.com/problems/letter-combinations-of-a-phone-number/</text:a></text:p>
          </table:table-cell>
          <table:table-cell office:value-type="string" calcext:value-type="string">
            <text:p>"Write a java function that given a string containing digits from 2-9 inclusive, returns all possible letter combinations that the number could represent. Return the answer in any order. Do not provide an explanation. Provide the source code beginning with the comment //CODESTART and ending with the comment //CODEEND"</text:p>
          </table:table-cell>
        </table:table-row>
        <table:table-row table:style-name="ro8">
          <table:table-cell office:value-type="string" calcext:value-type="string">
            <text:p>4sum7</text:p>
          </table:table-cell>
          <table:table-cell office:value-type="string" calcext:value-type="string">
            <text:p><text:a xlink:href="https://leetcode.com/problems/4sum/" xlink:type="simple">https://leetcode.com/problems/4sum/</text:a></text:p>
          </table:table-cell>
          <table:table-cell office:value-type="string" calcext:value-type="string">
            <text:p>"Write a java function that given an array nums of n integers, return an array of all the unique quadruplets [nums[a], nums[b], nums[c], nums[d]] such that: 0 &lt;= a, b, c, d &lt; n, and a, b, c, and d are distinct, and nums[a] + nums[b] + nums[c] + nums[d] == target. You may return the answer in any order. Do not provide an explanation. Provide the source code beginning with the comment //CODESTART and ending with the comment //CODEEND"</text:p>
          </table:table-cell>
        </table:table-row>
        <table:table-row table:style-name="ro2">
          <table:table-cell office:value-type="string" calcext:value-type="string">
            <text:p>generateParenthesis8</text:p>
          </table:table-cell>
          <table:table-cell office:value-type="string" calcext:value-type="string">
            <text:p><text:a xlink:href="https://leetcode.com/problems/generate-parentheses/" xlink:type="simple">https://leetcode.com/problems/generate-parentheses/</text:a></text:p>
          </table:table-cell>
          <table:table-cell office:value-type="string" calcext:value-type="string">
            <text:p>"Write a java function that given n pairs of parentheses, generates all combinations of well-formed parentheses. Do not provide an explanation. Provide the source code beginning with the comment //CODESTART and ending with the comment //CODEEND "</text:p>
          </table:table-cell>
        </table:table-row>
        <table:table-row table:style-name="ro9">
          <table:table-cell office:value-type="string" calcext:value-type="string">
            <text:p>pow9</text:p>
          </table:table-cell>
          <table:table-cell office:value-type="string" calcext:value-type="string">
            <text:p><text:a xlink:href="https://leetcode.com/problems/powx-n/" xlink:type="simple">https://leetcode.com/problems/powx-n/</text:a></text:p>
          </table:table-cell>
          <table:table-cell office:value-type="string" calcext:value-type="string">
            <text:p>"Write a java function that implements pow(x, n), which calculates x raised to the power n (i.e., x^n). Do not provide an explanation. Provide the source code beginning with the comment //CODESTART and ending with the comment //CODEEND."</text:p>
          </table:table-cell>
        </table:table-row>
        <table:table-row table:style-name="ro10">
          <table:table-cell office:value-type="string" calcext:value-type="string">
            <text:p>mergeIntervals10</text:p>
          </table:table-cell>
          <table:table-cell office:value-type="string" calcext:value-type="string">
            <text:p><text:a xlink:href="https://leetcode.com/problems/merge-intervals/" xlink:type="simple">https://leetcode.com/problems/merge-intervals/</text:a></text:p>
          </table:table-cell>
          <table:table-cell office:value-type="string" calcext:value-type="string">
            <text:p>"Write a Java function that given an array of intervals where intervals[i] = [starti, endi], merge all overlapping intervals, and returns an array of the non-overlapping intervals that cover all the intervals in the input. Do not provide an explanation. Provide the source code beginning with the comment //CODESTART and ending with the comment //CODEEND"</text:p>
          </table:table-cell>
        </table:table-row>
        <table:table-row table:style-name="ro11">
          <table:table-cell office:value-type="string" calcext:value-type="string">
            <text:p>instertList11</text:p>
          </table:table-cell>
          <table:table-cell office:value-type="string" calcext:value-type="string">
            <text:p><text:a xlink:href="https://leetcode.com/problems/insert-interval/" xlink:type="simple">https://leetcode.com/problems/insert-interval/</text:a></text:p>
          </table:table-cell>
          <table:table-cell office:value-type="string" calcext:value-type="string">
            <text:p>"Write a java function that given an array of non-overlapping intervals, intervals where intervals[i] = [starti, endi] represent the start and the end of the ith interval and intervals is sorted in ascending order by starti. You are also given an interval newInterval = [start, end] that represents the start and end of another interval. Insert newInterval into intervals such that intervals is still sorted in ascending order by starti and intervals still does not have any overlapping intervals (merge overlapping intervals if necessary). The java function should return intervals after the insertion. Do not provide an explanation. Provide the source code beginning with the comment //CODESTART and ending with the comment //CODEEND"</text:p>
          </table:table-cell>
        </table:table-row>
        <table:table-row table:style-name="ro12">
          <table:table-cell office:value-type="string" calcext:value-type="string">
            <text:p>rotateList12</text:p>
          </table:table-cell>
          <table:table-cell office:value-type="string" calcext:value-type="string">
            <text:p><text:a xlink:href="https://leetcode.com/problems/rotate-list/" xlink:type="simple">https://leetcode.com/problems/rotate-list/</text:a></text:p>
          </table:table-cell>
          <table:table-cell office:value-type="string" calcext:value-type="string">
            <text:p>"Write a java program that given the head of a linked list, rotates the list to the right by k places. Here's a list of constraints: Constraints: The number of nodes in the list is in the range [0, 500], -100 &lt;= Node.val &lt;= 100, 0 &lt;= k &lt;= 2 * 109. Do not provide an explanation. Provide the source code beginning with the comment //CODESTART and ending with the comment //CODEEND"</text:p>
          </table:table-cell>
        </table:table-row>
        <table:table-row table:style-name="ro5">
          <table:table-cell office:value-type="string" calcext:value-type="string">
            <text:p>miniummPathList</text:p>
          </table:table-cell>
          <table:table-cell office:value-type="string" calcext:value-type="string">
            <text:p><text:a xlink:href="https://leetcode.com/problems/minimum-path-sum/" xlink:type="simple">https://leetcode.com/problems/minimum-path-sum/</text:a></text:p>
          </table:table-cell>
          <table:table-cell office:value-type="string" calcext:value-type="string">
            <text:p>"Write a java function that given a m x n grid filled with non-negative numbers, returns a path from top left to bottom right, which minimizes the sum of all numbers along its path. Note: You can only move either down or right at any point in time. Do not provide an explanation. Provide the source code beginning with the comment //CODESTART and ending with the comment //CODEEND"</text:p>
          </table:table-cell>
        </table:table-row>
        <table:table-row table:style-name="ro12">
          <table:table-cell office:value-type="string" calcext:value-type="string">
            <text:p>subsets14</text:p>
          </table:table-cell>
          <table:table-cell office:value-type="string" calcext:value-type="string">
            <text:p><text:a xlink:href="https://leetcode.com/problems/subsets/" xlink:type="simple">https://leetcode.com/problems/subsets/</text:a></text:p>
          </table:table-cell>
          <table:table-cell office:value-type="string" calcext:value-type="string">
            <text:p>Write a java function that given an integer array nums of unique elements, returns all possible subsets (the power set). The solution set must not contain duplicate subsets. Return the solution in any order. Do not provide an explanation. Provide the source code beginning with the comment //CODESTART and ending with the comment //CODEEND"</text:p>
          </table:table-cell>
        </table:table-row>
        <table:table-row table:style-name="ro13">
          <table:table-cell office:value-type="string" calcext:value-type="string">
            <text:p>wordBreak15</text:p>
          </table:table-cell>
          <table:table-cell office:value-type="string" calcext:value-type="string">
            <text:p><text:a xlink:href="https://leetcode.com/problems/word-break/" xlink:type="simple">https://leetcode.com/problems/word-break/</text:a></text:p>
          </table:table-cell>
          <table:table-cell office:value-type="string" calcext:value-type="string">
            <text:p>"Write a java function that given a string s and a dictionary of strings wordDict, returns true if s can be segmented into a space-separated sequence of one or more dictionary words. Note that the same word in the dictionary may be reused multiple times in the segmentation. Do not provide an explanation. Provide the source code beginning with the comment //CODESTART and ending with the comment //CODEEND"</text:p>
          </table:table-cell>
        </table:table-row>
        <table:table-row table:style-name="ro10">
          <table:table-cell office:value-type="string" calcext:value-type="string">
            <text:p>polishNotation16</text:p>
          </table:table-cell>
          <table:table-cell office:value-type="string" calcext:value-type="string">
            <text:p><text:a xlink:href="https://leetcode.com/problems/evaluate-reverse-polish-notation/" xlink:type="simple">https://leetcode.com/problems/evaluate-reverse-polish-notation/</text:a></text:p>
          </table:table-cell>
          <table:table-cell office:value-type="string" calcext:value-type="string">
            <text:p>"Write a java function that given an array of strings tokens that represents an arithmetic expression in a Reverse Polish Notation, evaluates the expression, and returns an integer that represents the value of the expression. Do not provide an explanation. Provide the source code beginning with the comment //CODESTART and ending with the comment //CODEEND"</text:p>
          </table:table-cell>
        </table:table-row>
        <table:table-row table:style-name="ro3">
          <table:table-cell office:value-type="string" calcext:value-type="string">
            <text:p>maxProductSubarray17</text:p>
          </table:table-cell>
          <table:table-cell office:value-type="string" calcext:value-type="string">
            <text:p><text:a xlink:href="https://leetcode.com/problems/maximum-product-subarray/" xlink:type="simple">https://leetcode.com/problems/maximum-product-subarray/</text:a></text:p>
          </table:table-cell>
          <table:table-cell office:value-type="string" calcext:value-type="string">
            <text:p>"Write a java function that given an integer array nums, finds a subarray that has the largest product, and returns the product. The test cases are generated so that the answer will fit in a 32-bit integer. Do not provide an explanation. Provide the source code beginning with the comment //CODESTART and ending with the comment //CODEEND" </text:p>
          </table:table-cell>
        </table:table-row>
        <table:table-row table:style-name="ro14">
          <table:table-cell office:value-type="string" calcext:value-type="string">
            <text:p>minRotatedSortedArray18</text:p>
          </table:table-cell>
          <table:table-cell office:value-type="string" calcext:value-type="string">
            <text:p><text:a xlink:href="https://leetcode.com/problems/find-minimum-in-rotated-sorted-array/" xlink:type="simple">https://leetcode.com/problems/find-minimum-in-rotated-sorted-array/</text:a></text:p>
          </table:table-cell>
          <table:table-cell office:value-type="string" calcext:value-type="string">
            <text:p>"Write a java function that given an array of length n sorted in ascending order is rotated between 1 and n times. For example, the array nums = [0,1,2,4,5,6,7] might become: [4,5,6,7,0,1,2] if it was rotated 4 times or [0,1,2,4,5,6,7] if it was rotated 7 times. Notice that rotating an array [a[0], a[1], a[2], ..., a[n-1]] 1 time results in the array [a[n-1], a[0], a[1], a[2], ..., a[n-2]]. You must write an algorithm that runs in O(log n) time. Do not provide an explanation. Provide the source code beginning with the comment //CODESTART and ending with the comment //CODEEND"</text:p>
          </table:table-cell>
        </table:table-row>
        <table:table-row table:style-name="ro9">
          <table:table-cell office:value-type="string" calcext:value-type="string">
            <text:p>grayCode19</text:p>
          </table:table-cell>
          <table:table-cell office:value-type="string" calcext:value-type="string">
            <text:p><text:a xlink:href="https://leetcode.com/problems/gray-code/" xlink:type="simple">https://leetcode.com/problems/gray-code/</text:a></text:p>
          </table:table-cell>
          <table:table-cell office:value-type="string" calcext:value-type="string">
            <text:p>"Write a java function that given an integer n, returns any valid n-bit gray code sequence. Do not provide an explanation. Provide the source code beginning with the comment //CODESTART and ending with the comment //CODEEND"</text:p>
          </table:table-cell>
        </table:table-row>
        <table:table-row table:style-name="ro15">
          <table:table-cell office:value-type="string" calcext:value-type="string">
            <text:p>interleaving20</text:p>
          </table:table-cell>
          <table:table-cell office:value-type="string" calcext:value-type="string">
            <text:p><text:a xlink:href="https://leetcode.com/problems/interleaving-string/" xlink:type="simple">https://leetcode.com/problems/interleaving-string/</text:a></text:p>
          </table:table-cell>
          <table:table-cell office:value-type="string" calcext:value-type="string">
            <text:p>Write a java function that given strings s1, s2, and s3, finds whether s3 is formed by an interleaving of s1 and s2. An interleaving of two strings s and t is a configuration where s and t are divided into n and m substrings respectively, such that: s = s1 + s2 + ... + sn, t = t1 + t2 + ... + tm,|n - m| &lt;= 1. The interleaving is s1 + t1 + s2 + t2 + s3 + t3 + ... or t1 + s1 + t2 + s2 + t3 + s3 + ... Note: a + b is the concatenation of strings a and b. Do not provide an explanation. Provide the source code beginning with the comment //CODESTART and ending with the comment //CODEEND"</text:p>
          </table:table-cell>
        </table:table-row>
        <table:table-row table:style-name="ro6">
          <table:table-cell office:value-type="string" calcext:value-type="string">
            <text:p>LongestConsecutive21</text:p>
          </table:table-cell>
          <table:table-cell office:value-type="string" calcext:value-type="string">
            <text:p><text:a xlink:href="https://leetcode.com/problems/longest-consecutive-sequence/" xlink:type="simple">https://leetcode.com/problems/longest-consecutive-sequence/</text:a></text:p>
          </table:table-cell>
          <table:table-cell office:value-type="string" calcext:value-type="string">
            <text:p>"Write a java function that given an unsorted array of integers nums, returns the length of the longest consecutive elements sequence. You must write an algorithm that runs in O(n) time. Do not provide an explanation. Provide the source code beginning with the comment //CODESTART and ending with the comment //CODEEND"</text:p>
          </table:table-cell>
        </table:table-row>
        <table:table-row table:style-name="ro3">
          <table:table-cell office:value-type="string" calcext:value-type="string">
            <text:p>restoreIPAddresses22</text:p>
          </table:table-cell>
          <table:table-cell office:value-type="string" calcext:value-type="string">
            <text:p><text:a xlink:href="https://leetcode.com/problems/restore-ip-addresses/" xlink:type="simple">https://leetcode.com/problems/restore-ip-addresses/</text:a></text:p>
          </table:table-cell>
          <table:table-cell office:value-type="string" calcext:value-type="string">
            <text:p>"Write a java function that given a string s containing only digits, return all possible valid IP addresses that can be formed by inserting dots into s. You are not allowed to reorder or remove any digits in s. Do not provide an explanation. Provide the source code beginning with the comment //CODESTART and ending with the comment //CODEEND"</text:p>
          </table:table-cell>
        </table:table-row>
        <table:table-row table:style-name="ro16">
          <table:table-cell office:value-type="string" calcext:value-type="string">
            <text:p>countPrimes23</text:p>
          </table:table-cell>
          <table:table-cell office:value-type="string" calcext:value-type="string">
            <text:p><text:a xlink:href="https://leetcode.com/problems/count-primes/" xlink:type="simple">https://leetcode.com/problems/count-primes/</text:a></text:p>
          </table:table-cell>
          <table:table-cell office:value-type="string" calcext:value-type="string">
            <text:p>"Write a java function that given an integer n, returns the number of prime numbers that are strictly less than n with the constraint: 0 &lt;= n &lt;= 5 * 106. Do not provide an explanation. Provide the source code beginning with the comment //CODESTART and ending with the comment //CODEEND"</text:p>
          </table:table-cell>
        </table:table-row>
        <table:table-row table:style-name="ro5">
          <table:table-cell office:value-type="string" calcext:value-type="string">
            <text:p>kthLargestElements24</text:p>
          </table:table-cell>
          <table:table-cell office:value-type="string" calcext:value-type="string">
            <text:p><text:a xlink:href="https://leetcode.com/problems/kth-largest-element-in-an-array/" xlink:type="simple">https://leetcode.com/problems/kth-largest-element-in-an-array/</text:a></text:p>
          </table:table-cell>
          <table:table-cell office:value-type="string" calcext:value-type="string">
            <text:p>"Write a java function that given an integer array nums and an integer k, return the kth largest element in the array. Note that it is the kth largest element in the sorted order, not the kth distinct element. Can you solve it without sorting? Do not provide an explanation. Provide the source code beginning with the comment //CODESTART and ending with the comment //CODEEND"</text:p>
          </table:table-cell>
        </table:table-row>
        <table:table-row table:style-name="ro17">
          <table:table-cell office:value-type="string" calcext:value-type="string">
            <text:p>diffWaysToAddParentheses25</text:p>
          </table:table-cell>
          <table:table-cell office:value-type="string" calcext:value-type="string">
            <text:p><text:a xlink:href="https://leetcode.com/problems/different-ways-to-add-parentheses/" xlink:type="simple">https://leetcode.com/problems/different-ways-to-add-parentheses/</text:a></text:p>
          </table:table-cell>
          <table:table-cell office:value-type="string" calcext:value-type="string">
            <text:p>"Write a java function that given a string expression of numbers and operators, returns all possible results from computing all the different possible ways to group numbers and operators. You may return the answer in any order. The test cases are generated such that the output values fit in a 32-bit integer and the number of different results does not exceed 104. Do not provide an explanation. Provide the source code beginning with the comment //CODESTART and ending with the comment //CODEEND"</text:p>
          </table:table-cell>
        </table:table-row>
        <table:table-row table:style-name="ro18">
          <table:table-cell office:value-type="string" calcext:value-type="string">
            <text:p>numOfIslands26</text:p>
          </table:table-cell>
          <table:table-cell office:value-type="string" calcext:value-type="string">
            <text:p><text:a xlink:href="https://leetcode.com/problems/number-of-islands/" xlink:type="simple">https://leetcode.com/problems/number-of-islands/</text:a></text:p>
          </table:table-cell>
          <table:table-cell office:value-type="string" calcext:value-type="string">
            <text:p>"Write a java function that given an m x n 2D binary grid grid which represents a map of '1's (land) and '0's (water), return the number of islands. An island is surrounded by water and is formed by connecting adjacent lands horizontally or vertically. You may assume all four edges of the grid are all surrounded by water. Here are the constraints: m == grid.length, n == grid[i].length, 1 &lt;= m, n &lt;= 300, grid[i][j] is '0' or '1'. Do not provide an explanation. Provide the source code beginning with the comment //CODESTART and ending with the comment //CODEEND"</text:p>
          </table:table-cell>
        </table:table-row>
        <table:table-row table:style-name="ro19">
          <table:table-cell office:value-type="string" calcext:value-type="string">
            <text:p>rectangleArea27</text:p>
          </table:table-cell>
          <table:table-cell office:value-type="string" calcext:value-type="string">
            <text:p><text:a xlink:href="https://leetcode.com/problems/rectangle-area/" xlink:type="simple">https://leetcode.com/problems/rectangle-area/</text:a></text:p>
          </table:table-cell>
          <table:table-cell office:value-type="string" calcext:value-type="string">
            <text:p>"Write a java function that given the coordinates of two rectilinear rectangles in a 2D plane, returns the total area covered by the two rectangles. The first rectangle is defined by its bottom-left corner (ax1, ay1) and its top-right corner (ax2, ay2). The second rectangle is defined by its bottom-left corner (bx1, by1) and its top-right corner (bx2, by2). Constraints: -10^4 &lt;= ax1 &lt;= ax2 &lt;= 10^4, -10^4 &lt;= ay1 &lt;= ay2 &lt;= 10^4, -10^4 &lt;= bx1 &lt;= bx2 &lt;= 10^4, -10^4 &lt;= by1 &lt;= by2 &lt;= 10^4. Do not provide an explanation. Provide the source code beginning with the comment //CODESTART and ending with the comment //CODEEND"</text:p>
          </table:table-cell>
        </table:table-row>
        <table:table-row table:style-name="ro19">
          <table:table-cell office:value-type="string" calcext:value-type="string">
            <text:p>singleNumberIII28</text:p>
          </table:table-cell>
          <table:table-cell office:value-type="string" calcext:value-type="string">
            <text:p><text:a xlink:href="https://leetcode.com/problems/single-number-iii/" xlink:type="simple">https://leetcode.com/problems/single-number-iii/</text:a></text:p>
          </table:table-cell>
          <table:table-cell office:value-type="string" calcext:value-type="string">
            <text:p>"Write a java function that given an integer array nums, in which exactly two elements appear only once and all the other elements appear exactly twice. Find the two elements that appear only once. You can return the answer in any order. You must write an algorithm that runs in linear runtime complexity and uses only constant extra space. Constraints: 2 &lt;= nums.length &lt;= 3 * 10^4, -2^31 &lt;= nums[i] &lt;= 2^31 - 1. Each integer in nums will appear twice, only two integers will appear once. Do not provide an explanation. Provide the source code beginning with the comment //CODESTART and ending with the comment //CODEEND"</text:p>
          </table:table-cell>
        </table:table-row>
        <table:table-row table:style-name="ro20">
          <table:table-cell office:value-type="string" calcext:value-type="string">
            <text:p>superUglyNumber29</text:p>
          </table:table-cell>
          <table:table-cell office:value-type="string" calcext:value-type="string">
            <text:p><text:a xlink:href="https://leetcode.com/problems/super-ugly-number/" xlink:type="simple">https://leetcode.com/problems/super-ugly-number/</text:a></text:p>
          </table:table-cell>
          <table:table-cell office:value-type="string" calcext:value-type="string">
            <text:p>"Write a java function that given an integer n and an array of integers primes, return the nth super ugly number. A super ugly number is a positive integer whose prime factors are in the array primes. The nth super ugly number is guaranteed to fit in a 32-bit signed integer. Constraints: 1 &lt;= n &lt;= 10^5, 1 &lt;= primes.length &lt;= 100, 2 &lt;= primes[i] &lt;= 1000, primes[i] is guaranteed to be a prime number. All the values of primes are unique and sorted in ascending order. Do not provide an explanation. Provide the source code beginning with the comment //CODESTART and ending with the comment //CODEEND"</text:p>
          </table:table-cell>
        </table:table-row>
        <table:table-row table:style-name="ro21">
          <table:table-cell office:value-type="string" calcext:value-type="string">
            <text:p>additiveNumber30</text:p>
          </table:table-cell>
          <table:table-cell office:value-type="string" calcext:value-type="string">
            <text:p><text:a xlink:href="https://leetcode.com/problems/additive-number/" xlink:type="simple">https://leetcode.com/problems/additive-number/</text:a></text:p>
          </table:table-cell>
          <table:table-cell office:value-type="string" calcext:value-type="string">
            <text:p>" Write a java function that given a string containing only digits, returns true if it is an additive number or false otherwise. An additive number is a string whose digits can form an additive sequence. A valid additive sequence should contain at least three numbers. Except for the first two numbers, each subsequent number in the sequence must be the sum of the preceding two. Constraints: 1 &lt;= num.length &lt;= 35, num consists only of digits. Do not provide an explanation. Provide the source code beginning with the comment //CODESTART and ending with the comment //CODEEND"</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31T16:56:00.113132778</meta:creation-date>
    <dc:date>2023-10-31T16:57:17.312320290</dc:date>
    <meta:editing-duration>PT1M17S</meta:editing-duration>
    <meta:editing-cycles>1</meta:editing-cycles>
    <meta:document-statistic meta:table-count="1" meta:cell-count="93" meta:object-count="0"/>
    <meta:generator>LibreOffice/7.3.7.2$Linux_X86_64 LibreOffice_project/30$Build-2</meta:generator>
  </office:meta>
</office:document-meta>
</file>